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YACILA DEL ROSARIO, LIONE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80366595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B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770171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YACILA DEL ROSARIO, LION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8036659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6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5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11</text:p>
          </table:table-cell>
          <table:table-cell table:style-name="Tableau1.D2" office:value-type="string">
            <text:p text:style-name="P13">49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9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1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17:06:0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